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text-align="start" style:justify-single-word="false" fo:text-indent="0cm" style:auto-text-indent="false" style:writing-mode="lr-tb"/>
    </style:style>
    <style:style style:name="P2" style:family="paragraph" style:parent-style-name="Normal">
      <style:paragraph-properties fo:margin-left="0cm" fo:margin-right="0cm" fo:text-align="start" style:justify-single-word="false" fo:text-indent="0cm" style:auto-text-indent="false"/>
    </style:style>
    <style:style style:name="P3" style:family="paragraph" style:parent-style-name="Normal">
      <style:paragraph-properties fo:margin-left="0cm" fo:margin-right="0cm" fo:text-align="center"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fo:break-before="page"/>
      <style:text-properties fo:font-weight="bold"/>
    </style:style>
    <style:style style:name="P6" style:family="paragraph" style:parent-style-name="Normal" style:list-style-name="L1">
      <style:paragraph-properties fo:margin-left="0.508cm" fo:margin-right="0cm" fo:text-align="start" style:justify-single-word="false" fo:text-indent="0cm" style:auto-text-indent="false"/>
      <style:text-properties fo:font-variant="normal" fo:text-transform="none" fo:color="#000000" style:font-name="Times New Roman1" fo:font-size="12pt" fo:language="it" fo:country="IT" fo:font-weight="normal" text:display="true"/>
    </style:style>
    <style:style style:name="P7" style:family="paragraph" style:parent-style-name="Normal" style:list-style-name="L2">
      <style:paragraph-properties fo:margin-left="0.508cm" fo:margin-right="0cm" fo:text-align="start" style:justify-single-word="false" fo:text-indent="0cm" style:auto-text-indent="false"/>
      <style:text-properties fo:font-variant="normal" fo:text-transform="none" fo:color="#000000" style:font-name="Times New Roman1" fo:font-size="12pt" fo:language="it" fo:country="IT" fo:font-weight="normal" text:display="true"/>
    </style:style>
    <style:style style:name="P8" style:family="paragraph" style:parent-style-name="Normal" style:list-style-name="L3">
      <style:paragraph-properties fo:margin-left="0.508cm" fo:margin-right="0cm" fo:text-align="start" style:justify-single-word="false" fo:text-indent="0cm" style:auto-text-indent="false"/>
      <style:text-properties fo:font-variant="normal" fo:text-transform="none" fo:color="#000000" style:font-name="Times New Roman1" fo:font-size="12pt" fo:language="it" fo:country="IT" fo:font-weight="normal" text:display="true"/>
    </style:style>
    <style:style style:name="P9" style:family="paragraph" style:parent-style-name="Normal" style:list-style-name="L3">
      <style:paragraph-properties fo:margin-left="0.508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0" style:family="paragraph" style:parent-style-name="Normal" style:list-style-name="L4">
      <style:paragraph-properties fo:margin-left="0.508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1" style:family="paragraph" style:parent-style-name="Normal" style:list-style-name="L5">
      <style:paragraph-properties fo:margin-left="0.508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2" style:family="paragraph" style:parent-style-name="Normal" style:list-style-name="L2">
      <style:paragraph-properties fo:margin-left="1.27cm" fo:margin-right="0cm" fo:text-align="start" style:justify-single-word="false" fo:text-indent="0cm" style:auto-text-indent="false"/>
      <style:text-properties fo:font-variant="normal" fo:text-transform="none" fo:color="#000000" style:font-name="Times New Roman1" fo:font-size="12pt" fo:language="it" fo:country="IT" fo:font-weight="normal" text:display="true"/>
    </style:style>
    <style:style style:name="P13" style:family="paragraph" style:parent-style-name="Normal" style:list-style-name="L3">
      <style:paragraph-properties fo:margin-left="1.27cm" fo:margin-right="0cm" fo:text-align="start" style:justify-single-word="false" fo:text-indent="0cm" style:auto-text-indent="false"/>
      <style:text-properties fo:font-variant="normal" fo:text-transform="none" fo:color="#000000" style:font-name="Times New Roman1" fo:font-size="12pt" fo:language="it" fo:country="IT" fo:font-weight="normal" text:display="true"/>
    </style:style>
    <style:style style:name="P14" style:family="paragraph" style:parent-style-name="Normal" style:list-style-name="L3">
      <style:paragraph-properties fo:margin-left="1.27cm" fo:margin-right="0cm" fo:text-align="start" style:justify-single-word="false" fo:text-indent="0cm" style:auto-text-indent="false" style:writing-mode="lr-tb"/>
    </style:style>
    <style:style style:name="P15" style:family="paragraph" style:parent-style-name="Normal" style:list-style-name="L5">
      <style:paragraph-properties fo:margin-left="1.27cm" fo:margin-right="0cm" fo:text-align="start" style:justify-single-word="false" fo:text-indent="0cm" style:auto-text-indent="false" style:writing-mode="lr-tb"/>
    </style:style>
    <style:style style:name="P16" style:family="paragraph" style:parent-style-name="Normal" style:list-style-name="L3">
      <style:paragraph-properties fo:margin-left="1.27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7" style:family="paragraph" style:parent-style-name="Normal" style:list-style-name="L4">
      <style:paragraph-properties fo:margin-left="1.27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8" style:family="paragraph" style:parent-style-name="Normal" style:list-style-name="L5">
      <style:paragraph-properties fo:margin-left="1.27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19" style:family="paragraph" style:parent-style-name="Normal">
      <style:paragraph-properties fo:margin-left="0cm" fo:margin-right="0cm" fo:text-align="center" style:justify-single-word="false" fo:text-indent="0cm" style:auto-text-indent="false"/>
      <style:text-properties fo:font-variant="normal" fo:text-transform="none" fo:color="#000000" style:font-name="Times New Roman1" fo:font-size="12pt" fo:language="it" fo:country="IT" fo:font-weight="bold" text:display="true"/>
    </style:style>
    <style:style style:name="P20" style:family="paragraph" style:parent-style-name="Normal">
      <style:paragraph-properties fo:margin-left="0cm" fo:margin-right="0cm" fo:text-align="start" style:justify-single-word="false" fo:text-indent="0cm" style:auto-text-indent="false" style:writing-mode="lr-tb"/>
      <style:text-properties fo:font-variant="normal" fo:text-transform="none" fo:color="#000000" style:font-name="Times New Roman1" fo:font-size="12pt" fo:language="it" fo:country="IT" fo:font-weight="normal" text:display="true"/>
    </style:style>
    <style:style style:name="P21" style:family="paragraph" style:parent-style-name="Normal">
      <style:paragraph-properties fo:margin-left="0cm" fo:margin-right="0cm" fo:text-align="center" style:justify-single-word="false" fo:text-indent="0cm" style:auto-text-indent="false" style:writing-mode="lr-tb"/>
      <style:text-properties fo:font-variant="normal" fo:text-transform="none" fo:color="#000000" style:font-name="Times New Roman1" fo:font-size="12pt" fo:language="it" fo:country="IT" fo:font-weight="bold" text:display="true"/>
    </style:style>
    <style:style style:name="T1" style:family="text">
      <style:text-properties fo:font-variant="normal" fo:text-transform="none" fo:color="#000000" style:font-name="Times New Roman1" fo:font-size="12pt" fo:language="it" fo:country="IT" fo:font-weight="normal" text:display="true"/>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bullet text:level="2" text:bullet-char="•">
        <style:list-level-properties/>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bullet text:level="2" text:bullet-char="•">
        <style:list-level-properties/>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762cm"/>
        <style:text-properties style:font-name="FreeSerif"/>
      </text:list-level-style-bullet>
      <text:list-level-style-bullet text:level="2" text:bullet-char="•">
        <style:list-level-properties/>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762cm"/>
        <style:text-properties style:font-name="FreeSerif"/>
      </text:list-level-style-bullet>
      <text:list-level-style-bullet text:level="2" text:bullet-char="•">
        <style:list-level-properties/>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IA - Lezione 07 - 01/04/2015</text:p>
        <text:p text:style-name="P4"/>
        <text:list xml:id="list1003704295365897192" text:style-name="L1">
          <text:list-item>
            <text:p text:style-name="P6">Blocco slide: 04 - Support Vector Machine/01 - SlidesSVM.pdf</text:p>
          </text:list-item>
        </text:list>
        <text:p text:style-name="P2"/>
        <text:list xml:id="list7585905308759406644" text:style-name="L2">
          <text:list-item>
            <text:p text:style-name="P7">Sl. 2:</text:p>
            <text:list>
              <text:list-item>
                <text:p text:style-name="P12">Non sono mai state approfondite come metodologie, poichè per la potenza di calcolo dei pc degli anni 90 non si poteva attuare visto l'enorme numero di variabili da considerare per farli funzionare</text:p>
              </text:list-item>
              <text:list-item>
                <text:p text:style-name="P12">Sono fondamentalm. dei classificat. lineari, che ha i problemi che abbiamo visto col percettrone, ma quello è solo il «caso base» perchè sono state proposte delle varianti che propongono un sistema che è capace di scegliere fra tutte le rette possibili nell'iperpiano per la classificaz., una sola retta, che è quella che «massimizza il margine» </text:p>
              </text:list-item>
              <text:list-item>
                <text:p text:style-name="P12">Riesce a risolvere i problemi che non sono linearmente separabili, tramite quello che viene chiamato «Kernel Trick» (= Trucco del Kernel), «trasformando» l'iperpiano in un altro possibile piano, in cui il problema non-linearm.-separab. DIVENTI linearm.-separab.. Questo in maniera IMPLICITA</text:p>
              </text:list-item>
            </text:list>
          </text:list-item>
          <text:list-item>
            <text:p text:style-name="P7">Sl. 3:</text:p>
            <text:list>
              <text:list-item>
                <text:p text:style-name="P12">La velocità fa riferim. alla MODALITÀ OPERATIVA, perchè la modalità di apprendimento può essere MOLTO ONEROSA</text:p>
              </text:list-item>
            </text:list>
          </text:list-item>
          <text:list-item>
            <text:p text:style-name="P7">Sl. 4 OK</text:p>
          </text:list-item>
          <text:list-item>
            <text:p text:style-name="P7">Sl. 5:</text:p>
            <text:list>
              <text:list-item>
                <text:p text:style-name="P12">Una delle criticità delle SVM è data dal fatto che non è possibile realizzare un apprendimento incrementale, nel senso che se ho dei nuovi camp. nel train. set non posso partire dalle soluz. che conosco già per avere un nuovo apprendim., e quindi è come se dovessi ripetere la fase di apprendim.</text:p>
              </text:list-item>
              <text:list-item>
                <text:p text:style-name="P12">Le SVM è come se «spezzettasse» i problemi da N classi in problemi BINARI</text:p>
              </text:list-item>
              <text:list-item>
                <text:p text:style-name="P12">xi sono gli ingr. e yi le uscite desiderate</text:p>
              </text:list-item>
              <text:list-item>
                <text:p text:style-name="P12">yi ha i val. +1 e -1 perchè se uso l'eq. che ho in figura, devo avere che, se per ogni punto dello spazio è vera quell'equazione, vuol dire che la retta definita dall'equaz. classifica CORRETTAMENTE TUTTI I PUNTI</text:p>
              </text:list-item>
              <text:list-item>
                <text:p text:style-name="P12">Qui, a differenza del percettr., NON C'È UN VAL. DI SOGLIA, poichè nel percettrone dovevo avere dei val. 0/1</text:p>
              </text:list-item>
            </text:list>
          </text:list-item>
          <text:list-item>
            <text:p text:style-name="P7">Sl. 6 OK</text:p>
          </text:list-item>
          <text:list-item>
            <text:p text:style-name="P7">Sl. 7:</text:p>
            <text:list>
              <text:list-item>
                <text:p text:style-name="P12">La retta MIGLIORE è quella che DISTANZIA IL PIU POSSIBILE I CAMPIONI DALLA RETTA STESSA, ovvero quella che MASSIMIZZA IL MARGINE d, definito come somma delle distanze d+ e d-, che sarebbero le minime distanze tra i rispettivi campioni e l'iperpiano separatore stesso</text:p>
              </text:list-item>
            </text:list>
          </text:list-item>
          <text:list-item>
            <text:p text:style-name="P7">Sl. 8:</text:p>
            <text:list>
              <text:list-item>
                <text:p text:style-name="P12">Dovrò avere un ulter. vincolo, che è quello che mi da la massimizzaz. del margine</text:p>
              </text:list-item>
              <text:list-item>
                <text:p text:style-name="P12">I vett. di supporto sono dei vettori PARALLELI ALL'IPERPIANO SEPAR. che CONTENGONO IL CAMPIONE PIÙ VICINO AL MARGINE. Sono di SUPPORTO perchè sono proprio questi che determinano la posiz. dell'iperpiano</text:p>
              </text:list-item>
              <text:list-item>
                <text:p text:style-name="P12">MENO VETT. HO, MEGLIO È (MIGL. È LA CAPAC. DI GENERALIZZ. DELLA SVM)</text:p>
              </text:list-item>
              <text:list-item>
                <text:p text:style-name="P12">Non solo devo maxim. il margine, ma devo avere anche dei valori d+ e d- uguali tra loro. Questo «vincolo» mi serve per il calcolo (Vedi sl. 9)</text:p>
              </text:list-item>
            </text:list>
          </text:list-item>
          <text:list-item>
            <text:p text:style-name="P7">Sl. 9:</text:p>
            <text:list>
              <text:list-item>
                <text:p text:style-name="P12">Non ti soffermare troppo sui conti e le formule, al prof. interessa il ragionam.</text:p>
              </text:list-item>
              <text:list-item>
                <text:p text:style-name="P12"><text:soft-page-break/>Leggi le formule</text:p>
              </text:list-item>
            </text:list>
          </text:list-item>
          <text:list-item>
            <text:p text:style-name="P7">Sl. 10:</text:p>
            <text:list>
              <text:list-item>
                <text:p text:style-name="P12">Puo essere risolta con i MOLTIPLIC. DI LAGR.</text:p>
              </text:list-item>
            </text:list>
          </text:list-item>
          <text:list-item>
            <text:p text:style-name="P7">Sl. 11: OK</text:p>
          </text:list-item>
          <text:list-item>
            <text:p text:style-name="P7">Sl. 12:</text:p>
            <text:list>
              <text:list-item>
                <text:p text:style-name="P12">I vincoli che devo rispettare sono quelli scritti sotto</text:p>
              </text:list-item>
            </text:list>
          </text:list-item>
          <text:list-item>
            <text:p text:style-name="P7">Sl. 13:</text:p>
            <text:list>
              <text:list-item>
                <text:p text:style-name="P12">il prodotto w*x tra parentesi, nella calcolo della f(x), è un PRODOTTO SCALARE</text:p>
              </text:list-item>
              <text:list-item>
                <text:p text:style-name="P12">La classificaz. di un nuovo vett. è ancora più semplice del percettrone, poichè dal punto di vista computaz. deve fare solo un prod. scal.</text:p>
              </text:list-item>
            </text:list>
          </text:list-item>
          <text:list-item>
            <text:p text:style-name="P7">Sl. 14:</text:p>
            <text:list>
              <text:list-item>
                <text:p text:style-name="P12">Il motivo per cui le SVM funzionano bene è perchè è come se le SVM realizzassero un metodo per il calcolo del RISCHIO(=/=ERRORE!) di una particolare soluz. Questo, ad esempio è utile nel caso medico, poichè il RISCHIO è meno critico rispetto ad un errore vero e proprio, poichè se parlo di rischio nel caso peggiore significa fare qualche esame in più, che è molto meno grave di un falso posit./negat.</text:p>
              </text:list-item>
              <text:list-item>
                <text:p text:style-name="P12">La curva che sta nel grafico rappresenta il rischio che posso avere per un certo numero di campioni del tr. set (??????)</text:p>
              </text:list-item>
              <text:list-item>
                <text:p text:style-name="P12">La capacità di generalizzazione è inversamente proporzionale alla complessità del classificatore</text:p>
              </text:list-item>
              <text:list-item>
                <text:p text:style-name="P12">Il motivo per cui vengono usate le SVM è perchè riescono a realizz. una minimizzaz. precisa dell'ERRORE GARANTITO, (l'Rgar della slide) cioè dell'errore INTRINSECO del problema (che praticamente c'è e basta)</text:p>
              </text:list-item>
              <text:list-item>
                <text:p text:style-name="P12">Devo trovare allora un compromesso nel minimo tra l'errore empirico (che diminuisce all'aumentare della complessità) e l'err. garantito (che inizialmente, all'aum. della compless., diminuisce (è come se fosse in under-fitting), ma aumentando sempre di più si «rialza» graficam., (è come se andasse in over-fitting))</text:p>
              </text:list-item>
            </text:list>
          </text:list-item>
        </text:list>
        <text:p text:style-name="P2"/>
        <text:p text:style-name="P19">INTERVALLO</text:p>
        <text:p text:style-name="P3"/>
        <text:list xml:id="list6366411096866921810" text:style-name="L3">
          <text:list-item>
            <text:p text:style-name="P8">Sl. 15:</text:p>
            <text:list>
              <text:list-item>
                <text:p text:style-name="P13">Nel caso lineare, l'utente NON DEVE DARE NESSUN PARAMETRO IN INGRESSO, perchè il metodo trova automaticam. la soluz. ottima</text:p>
              </text:list-item>
            </text:list>
          </text:list-item>
          <text:list-item>
            <text:p text:style-name="P8">Sl. 16:</text:p>
            <text:list>
              <text:list-item>
                <text:p text:style-name="P13">Per classific. problemi NON LINARM. SEPARABILI devo allentare alcuni dei vincoli che ho posto</text:p>
              </text:list-item>
            </text:list>
          </text:list-item>
          <text:list-item>
            <text:p text:style-name="P8">Sl. 17:</text:p>
            <text:list>
              <text:list-item>
                <text:p text:style-name="P14"><text:span text:style-name="T1">Per fare questo uso delle var., dette var. Slack, che sarebbe la </text:span>ξi che ho nella slide e in particolare, se ho ξi=0 ho il caso lineare, altrimenti devo vedere come risolvere</text:p>
              </text:list-item>
              <text:list-item>
                <text:p text:style-name="P16">Con le var. slack però, DEVO PER FORZA ammettere qualche errore, nei termini di errata classificaz. dei campioni. </text:p>
              </text:list-item>
              <text:list-item>
                <text:p text:style-name="P16">Il problema di minimizzaz. diventa in questo caso, la ricerca del minor costo possibile in termini di errore, che posso ammettere</text:p>
              </text:list-item>
              <text:list-item>
                <text:p text:style-name="P14"><text:span text:style-name="T1">Il val di </text:span>ξi è la posiz. del vett. rispetto all'iperpiano</text:p>
              </text:list-item>
            </text:list>
          </text:list-item>
          <text:list-item>
            <text:p text:style-name="P9">Sl. 18:</text:p>
            <text:list>
              <text:list-item>
                <text:p text:style-name="P14"><text:span text:style-name="T1">La nuova funz. obbiett. diventa allora la minimizz. quadratica del caso lineare PIU la somma delle </text:span>ξi PER C che è il costo dell'errore di misclassificaz. che posso ammettere</text:p>
              </text:list-item>
              <text:list-item>
                <text:p text:style-name="P16">C è una param. che inserisce l'utente</text:p>
              </text:list-item>
            </text:list>
          </text:list-item>
          <text:list-item>
            <text:p text:style-name="P9">Sl. 19:</text:p>
            <text:list>
              <text:list-item>
                <text:p text:style-name="P16"><text:soft-page-break/>Il val. C del costo mi indica quanto sono disposto ad ammettere degli errori</text:p>
              </text:list-item>
            </text:list>
          </text:list-item>
          <text:list-item>
            <text:p text:style-name="P9">Sl. 20:</text:p>
            <text:list>
              <text:list-item>
                <text:p text:style-name="P14"><text:span text:style-name="T1">I vett. di supp. sono tutti i val. in cui </text:span>αi=/=0</text:p>
              </text:list-item>
              <text:list-item>
                <text:p text:style-name="P16">NOTA BENE: anche i campioni MISCLASSIF. possono essere dei support vector, e quindi entrano in ballo anche nell'attribuz. ad una cl. di un nuovo campione!</text:p>
              </text:list-item>
            </text:list>
          </text:list-item>
          <text:list-item>
            <text:p text:style-name="P9">Sl. 21 OK</text:p>
          </text:list-item>
          <text:list-item>
            <text:p text:style-name="P9">Sl. 22 OK</text:p>
          </text:list-item>
          <text:list-item>
            <text:p text:style-name="P9">Sl. 23 OK</text:p>
          </text:list-item>
          <text:list-item>
            <text:p text:style-name="P9">Sl. 24:</text:p>
            <text:list>
              <text:list-item>
                <text:p text:style-name="P16">Quello che posso fare è «passare» i campioni in un nuovo spazio «trasformato» e vedere se riesco a separare correttamente i punti</text:p>
              </text:list-item>
            </text:list>
          </text:list-item>
          <text:list-item>
            <text:p text:style-name="P9">Sl. 25 OK</text:p>
          </text:list-item>
          <text:list-item>
            <text:p text:style-name="P9">Sl. 26</text:p>
            <text:list>
              <text:list-item>
                <text:p text:style-name="P16">Un osservaz. che potrei fare (sugli spazi a dim. maggiore) è che trasformando un piano a 2 dim. in uno spazio a 3 dim., ad es., può risolvere il problema</text:p>
              </text:list-item>
            </text:list>
          </text:list-item>
          <text:list-item>
            <text:p text:style-name="P9">Sl. 27:</text:p>
            <text:list>
              <text:list-item>
                <text:p text:style-name="P16">Il problema di questo tipo di trasformaz. è che, teoricam., potrei passare a spazi di infinite dimensioni per risolvere i probl.</text:p>
              </text:list-item>
            </text:list>
          </text:list-item>
          <text:list-item>
            <text:p text:style-name="P9">Sl. 28:</text:p>
            <text:list>
              <text:list-item>
                <text:p text:style-name="P16">xi e xj sono i camp. del tr. set</text:p>
              </text:list-item>
              <text:list-item>
                <text:p text:style-name="P14"><text:span text:style-name="T1">Nell'algorit. qui presentato, xi e xj non compaiono piu sotto forma di PRODOTTO SCALARE, perchè quando applico una trasformazione dovrò applicare il PR. SCAL. di xi e xj TRASFORMATI ( il prodotto </text:span>φ(xi)*φ(xj))</text:p>
              </text:list-item>
              <text:list-item>
                <text:p text:style-name="P16">La funz. che calcola questo prodotto è detto KERNEL</text:p>
              </text:list-item>
            </text:list>
          </text:list-item>
          <text:list-item>
            <text:p text:style-name="P9">Sl. 29:</text:p>
            <text:list>
              <text:list-item>
                <text:p text:style-name="P16">Usando il kernel, POSSO USARE L'ALGORITMO ORIGINALE senza problemi</text:p>
              </text:list-item>
              <text:list-item>
                <text:p text:style-name="P16">Il kernel può essere visto come un modo che mi rende l'algor. originale delle SVM ancora più generale</text:p>
              </text:list-item>
              <text:list-item>
                <text:p text:style-name="P16">La curse of dimensionality si riferisce al fatto che, quando ho un vett. di tantissime dimensioni, poichè non dispongo di un numero infinito di camp. del training set, non posso risolvere il problema, a meno che non riduco il numero di features che mi interessano</text:p>
              </text:list-item>
            </text:list>
          </text:list-item>
          <text:list-item>
            <text:p text:style-name="P9">Sl. 30: NON TI APPLICARE SULLA FORMULA - OK</text:p>
          </text:list-item>
          <text:list-item>
            <text:p text:style-name="P9">Sl. 31:</text:p>
            <text:list>
              <text:list-item>
                <text:p text:style-name="P16">Quelli nella slide sono gli esempi dei kernel, che ad ogni punto (x,z) associo una funz. di trasform. K </text:p>
              </text:list-item>
              <text:list-item>
                <text:p text:style-name="P16">La cosa interessante è che, per qualsiasi kernel scelgo, ci sono degli ulteriori parametri da settare (nel polinom. ad es. ho il grado del polinomio «p») che producono, ovviamente, un costo in più da considerare</text:p>
              </text:list-item>
            </text:list>
          </text:list-item>
          <text:list-item>
            <text:p text:style-name="P9">Sl. 32: OK</text:p>
          </text:list-item>
          <text:list-item>
            <text:p text:style-name="P9">Sl. 33:</text:p>
            <text:list>
              <text:list-item>
                <text:p text:style-name="P16">L'RBF (radial basis functions) è quello più usato «nella letteratura» </text:p>
              </text:list-item>
              <text:list-item>
                <text:p text:style-name="P16">Anche se ci sono diversi kernel, quelli più usati sono l'RBF e il Lineare</text:p>
              </text:list-item>
              <text:list-item>
                <text:p text:style-name="P16">Nell'RBF considero, ovviamente, anche il costo C</text:p>
              </text:list-item>
            </text:list>
          </text:list-item>
        </text:list>
        <text:p text:style-name="P1"/>
        <text:p text:style-name="P1"/>
        <text:p text:style-name="P1"/>
        <text:p text:style-name="P1"/>
        <text:p text:style-name="P1"/>
        <text:p text:style-name="P1"/>
        <text:p text:style-name="P1"><text:soft-page-break/></text:p>
        <text:p text:style-name="P20"><text:tab/></text:p>
        <text:list xml:id="list640655726693826742" text:style-name="L4">
          <text:list-item>
            <text:p text:style-name="P10">Sl. 34:</text:p>
            <text:list>
              <text:list-item>
                <text:p text:style-name="P17">La tecnica di leave one out quello che fa è, se ad es. ho 10 camp., prendo un campione e lo uso PER IL TEST e uso tutti gli altri per il training, partendo, se lo vedo come un vett. riga, dal camp. più a destra e scorro verso sinistra di un camp. per ogni epoca d'addestramento. USO UN CAMPIONE PER IL TEST DIVERSO PER OGNI EPOCA DI ADDESTRAMENTO</text:p>
              </text:list-item>
              <text:list-item>
                <text:p text:style-name="P17">Dopodichè, faccio una media dei risultati che mi danno i camp. di test e quello mi darà percentuale di errore che posso avere</text:p>
              </text:list-item>
            </text:list>
          </text:list-item>
        </text:list>
        <text:list xml:id="list8570496383514432773" text:style-name="L5">
          <text:list-item>
            <text:p text:style-name="P11">Sl. 35 OK</text:p>
          </text:list-item>
          <text:list-item>
            <text:p text:style-name="P11">Sl. 36:</text:p>
            <text:list>
              <text:list-item>
                <text:p text:style-name="P18">Lo scaling sarebbe la normalizzaz. dei dati</text:p>
              </text:list-item>
              <text:list-item>
                <text:p text:style-name="P18">La tecnica della cross validation è una versione un po più «light» della leave one out, andando a definire dei sottoins. che hanno una certa dimensione, se ad es. ho un tr. set da 1000 camp., divido in 10 sottoins. da 100 campioni e lavoro come la leave one out SUI SOTTOINSIEMI. Il vantaggio è che invece di avere 1000 epoche di addestramento per il leave-one-out, ne ho solo 10</text:p>
              </text:list-item>
            </text:list>
          </text:list-item>
          <text:list-item>
            <text:p text:style-name="P11">Sl. 37:</text:p>
            <text:list>
              <text:list-item>
                <text:p text:style-name="P15"><text:span text:style-name="T1">La ricerca di C e </text:span>σ è molto difficile, di solito si usa una specie griglia dove i val. di σ (ascisse) vanno da -15 a 5 e C (ordinate) da -5 a 15, quindi ho circa 400 el., ogni el. della griglia è una partic. combinaz. di C e σ. Cercando in questa griglia la combinaz. migliore per il mio problema, trovo i val. che mi servono di C e σ</text:p>
              </text:list-item>
            </text:list>
          </text:list-item>
          <text:list-item>
            <text:p text:style-name="P11">Sl. 38/39/40 OK</text:p>
          </text:list-item>
          <text:list-item>
            <text:p text:style-name="P11">Sl. 41 a 43 OK</text:p>
          </text:list-item>
        </text:list>
        <text:p text:style-name="P1"/>
        <text:p text:style-name="P21">FINE LEZION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100%" fo:margin-left="1.27cm" fo:margin-right="0cm" fo:text-indent="-0.762cm" style:auto-text-indent="false"/>
    </style:style>
    <style:style style:name="Contents_20_2" style:display-name="Contents 2" style:family="paragraph" style:parent-style-name="Normal" style:next-style-name="Normal" style:class="index">
      <style:paragraph-properties fo:margin="100%" fo:margin-left="2.54cm" fo:margin-right="0cm" fo:text-indent="-0.762cm" style:auto-text-indent="false"/>
    </style:style>
    <style:style style:name="Contents_20_3" style:display-name="Contents 3" style:family="paragraph" style:parent-style-name="Normal" style:next-style-name="Normal" style:class="index">
      <style:paragraph-properties fo:margin="100%" fo:margin-left="3.81cm" fo:margin-right="0cm" fo:text-indent="-0.762cm" style:auto-text-indent="false"/>
    </style:style>
    <style:style style:name="Contents_20_4" style:display-name="Contents 4" style:family="paragraph" style:parent-style-name="Normal" style:next-style-name="Normal" style:class="index">
      <style:paragraph-properties fo:margin="100%" fo:margin-left="5.08cm" fo:margin-right="0cm" fo:text-indent="-0.762cm" style:auto-text-indent="false"/>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1" fo:font-size="12pt"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Wed Apr  1 08:43:31 2015
</meta:creation-date>
    <dc:date>2015-06-08T11:53:18.05</dc:date>
    <meta:document-statistic meta:table-count="0" meta:image-count="0" meta:object-count="0" meta:page-count="4" meta:paragraph-count="98" meta:word-count="1585" meta:character-count="8555"/>
    <meta:editing-duration>PT7M13S</meta:editing-duration>
    <meta:editing-cycles>1</meta:editing-cycles>
  </office:meta>
</office:document-meta>
</file>